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b4a" officeooo:paragraph-rsid="00104b4a"/>
    </style:style>
    <style:style style:name="P2" style:family="paragraph" style:parent-style-name="Standard" style:list-style-name="L1">
      <style:text-properties officeooo:rsid="00104b4a" officeooo:paragraph-rsid="00104b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7b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list xml:id="list4033782793582666623" text:style-name="L1">
        <text:list-item>
          <text:p text:style-name="P2"><text:span text:style-name="T1">Paper, Figure 1B versus Figure 1C</text:span>. For the ChIP-signal p-value, is it 10*-log10(pval) or just -log10(pval)?</text:p>
        </text:list-item>
        <text:list-item>
          <text:p text:style-name="P2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02:47.533114625</meta:creation-date>
    <dc:date>2017-02-23T15:04:42.343724279</dc:date>
    <meta:editing-duration>PT1M5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9" meta:character-count="121" meta:non-whitespace-character-count="105"/>
  </office:meta>
</office:document-meta>
</file>